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124cm"/>
    </style:style>
    <style:style style:name="Tabella4.B" style:family="table-column">
      <style:table-column-properties style:column-width="11.123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2efc2" officeooo:paragraph-rsid="0012efc2" style:font-size-asian="11pt"/>
    </style:style>
    <style:style style:name="P11" style:family="paragraph" style:parent-style-name="Standard"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8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19" style:family="paragraph" style:parent-style-name="Standard">
      <style:paragraph-properties fo:text-align="justify" style:justify-single-word="false"/>
      <style:text-properties fo:color="#808080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</style:style>
    <style:style style:name="P24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/>
    </style:style>
    <style:style style:name="P26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.176cm" fo:margin-bottom="0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28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29" style:family="paragraph" style:parent-style-name="Header" style:master-page-name="Standard">
      <style:paragraph-properties style:page-number="auto">
        <style:tab-stops/>
      </style:paragraph-properties>
    </style:style>
    <style:style style:name="P30" style:family="paragraph" style:parent-style-name="Footer">
      <style:text-properties style:font-name="Zurich XBlk BT" fo:font-size="8pt" style:font-size-asian="8pt" style:font-name-complex="Zurich XBlk BT"/>
    </style:style>
    <style:style style:name="P31" style:family="paragraph" style:parent-style-name="Normale">
      <style:paragraph-properties fo:text-align="justify" style:justify-single-word="false"/>
      <style:text-properties fo:font-size="12pt" officeooo:paragraph-rsid="001210c0" style:font-size-asian="12pt"/>
    </style:style>
    <style:style style:name="P32" style:family="paragraph" style:parent-style-name="Normale">
      <style:paragraph-properties fo:text-align="end" style:justify-single-word="false"/>
      <style:text-properties officeooo:paragraph-rsid="001210c0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210c0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1210c0" style:font-weight-asian="bold"/>
    </style:style>
    <style:style style:name="P35" style:family="paragraph" style:parent-style-name="Normale">
      <style:text-properties officeooo:paragraph-rsid="001210c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officeooo:rsid="000e1757" style:font-size-asian="11pt" style:font-weight-asian="bold" style:font-size-complex="11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efc2" style:font-size-asian="12pt" style:font-size-complex="12pt"/>
    </style:style>
    <style:style style:name="T7" style:family="text">
      <style:text-properties fo:font-size="12pt" officeooo:rsid="001210c0" style:font-size-asian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8pt" fo:font-style="italic" style:font-size-asian="8pt" style:font-style-asian="italic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style:font-name="Arial" fo:font-size="20pt" fo:font-weight="bold" style:font-size-asian="20pt" style:font-weight-asian="bold" style:font-name-complex="Arial"/>
    </style:style>
    <style:style style:name="T12" style:family="text">
      <style:text-properties fo:color="#808080"/>
    </style:style>
    <style:style style:name="T13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210c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ab/><text:tab/><text:tab/><text:tab/><text:tab/><text:tab/><text:tab/><text:tab/><text:tab/>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<text:s text:c="5"/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5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Al Sig. [richiedenti.nominativo;block=tbs:row;]</text:p>
            <text:p text:style-name="P33">[richiedenti.indirizzo]</text:p>
            <text:p text:style-name="P33">[richiedenti.cap] [richiedenti.comune] ([richiedenti.prov])</text:p>
            <text:p text:style-name="P34"/>
          </table:table-cell>
        </table:table-row>
        <table:table-row>
          <table:table-cell table:style-name="Tabella6.A1" office:value-type="string">
            <text:p text:style-name="P35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[progettisti.nominativo;block=tbs:row;]</text:p>
            <text:p text:style-name="P33">[progettisti.indirizzo]</text:p>
            <text:p text:style-name="P33"><text:span text:style-name="Car._20_predefinito_20_paragrafo">[progettisti.cap] [progettisti.comune] ([progettisti.prov])</text:span></text:p>
            <text:p text:style-name="P33"><text:span text:style-name="Car._20_predefinito_20_paragrafo"><text:span text:style-name="T3"/></text:span></text:p>
          </table:table-cell>
        </table:table-row>
      </table:table>
      <text:p text:style-name="P31"/>
      <text:p text:style-name="P31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>Oggetto:</text:p>
          </table:table-cell>
          <table:table-cell table:style-name="Tabella3.A1" office:value-type="string">
            <text:p text:style-name="P12"><text:span text:style-name="T4">Richiesta di </text:span><text:span text:style-name="T7">[tipo_pratica] </text:span><text:span text:style-name="T4">per </text:span><text:span text:style-name="T7">[oggetto]</text:span><text:span text:style-name="T4"> dell’immobile sito in </text:span><text:span text:style-name="T7">[ubicazione]</text:span><text:span text:style-name="T4">.</text:span></text:p>
          </table:table-cell>
        </table:table-row>
      </table:table>
      <text:p text:style-name="P21"/>
      <text:p text:style-name="P22"/>
      <text:p text:style-name="P22"/>
      <text:p text:style-name="P27"><text:span text:style-name="T5">Con riferimento alla sopra richiamata istanza, si comunica che la Commissione Edilizia, ha esaminato, nella seduta del </text:span><text:span text:style-name="T6">[data_rilascio_ce] </text:span><text:span text:style-name="T5">la pratica in oggetto ed ha espresso </text:span><text:span text:style-name="T8">parere contrario</text:span><text:span text:style-name="T5"> per le seguenti motivazioni: </text:span><text:span text:style-name="T6">[prescrizioni_ce]</text:span><text:span text:style-name="T5">.</text:span></text:p>
      <text:p text:style-name="P28"><text:span text:style-name="T5">Pertanto si comunica, ai sensi dell’art. 10 bis della L. 241/90, l’avvio del procedimento volto all’emanazione del provvedimento di diniego del titolo edilizio richiesto con istanza prot. n° </text:span><text:span text:style-name="T6">[protocollo]</text:span><text:span text:style-name="T5"> del </text:span><text:span text:style-name="T6">[data_protocollo]</text:span><text:span text:style-name="T5"> entro il termine di 10 gg dalla data di ricevimento della presente, potranno essere presentate per iscritto, osservazioni eventualmente corredate da documenti.</text:span></text:p>
      <text:p text:style-name="P24">La presente comunicazione interrompe i termini per la conclusione del procedimento.</text:p>
      <text:p text:style-name="P23"><text:span text:style-name="T5">Il responsabile del procedimento è il Geom. Ivo Maffioli mentre </text:span><text:span text:style-name="T6">[istruttore_tecnico]</text:span><text:span text:style-name="T5"> è l’istruttore tecnico.</text:span></text:p>
      <text:p text:style-name="P26">Distinti saluti.</text:p>
      <text:p text:style-name="P25"/>
      <text:p text:style-name="P22"/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8">L’istruttore tecnico</text:p>
            <text:p text:style-name="P10">[istruttore_tecnico]</text:p>
          </table:table-cell>
          <table:table-cell table:style-name="Tabella4.A1" office:value-type="string">
            <text:p text:style-name="P9"/>
          </table:table-cell>
        </table:table-row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3">Il Dirigente</text:p>
            <text:p text:style-name="P13"><text:span text:style-name="T4">Arch. Giovanna Macario</text:span>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/>
      <style:text-properties fo:color="#808080" fo:font-style="italic" fo:font-weight="bold" style:font-style-asian="italic" style:font-weight-asian="bold" style:font-style-complex="italic" style:font-weight-complex="bold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T1" style:family="text">
      <style:text-properties style:font-name="Arial" fo:font-size="20pt" fo:font-weight="bold" style:font-size-asian="20pt" style:font-weight-asian="bold" style:font-name-complex="Arial"/>
    </style:style>
    <style:style style:name="MT2" style:family="text">
      <style:text-properties fo:color="#808080"/>
    </style:style>
    <style:style style:name="MT3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05cm" draw:z-index="0"><draw:text-box><text:p text:style-name="MP1"><text:span text:style-name="MT1">Comune di Savona</text:span><text:span text:style-name="MT2"> <text:s text:c="30"/></text:span></text:p><text:p text:style-name="MP2">Settore Pianificazione Territoriale</text:p><text:h text:style-name="Heading_20_1" text:outline-level="1">Sportello Unico per l’edilizia</text:h><text:p text:style-name="MP3"><text:s text:c="60"/></text:p><text:p text:style-name="MP4"><text:span text:style-name="MT3"><text:s text:c="117"/>RACCOMANDATA A.R.</text:span><text:span text:style-name="MT2"><text:tab/><text:tab/><text:tab/><text:tab/><text:tab/><text:tab/><text:tab/> <text:s text:c="5"/>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><text:tab/></text:p>
      </style:header-first>
      <style:footer>
        <text:p text:style-name="MP5">Comune di Savona<text:tab/><text:tab/>Settore Pianificazione Territoriale <text:s/>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1"><text:span text:style-name="MT4">Pianificazione Territoriale</text:span>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Edilizia privata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geom. Ivo Maffioli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 tecnico:</text:p>
            </table:table-cell>
            <table:table-cell table:style-name="Tabella5.D2" office:value-type="string">
              <text:p text:style-name="MP8"><text:database-display text:table-name="" text:table-type="table" text:column-name="TECNICO_RESPONS">«TECNICO_RESPONS»</text:database-display></text:p>
            </table:table-cell>
          </table:table-row>
          <table:table-row table:style-name="Tabella5.1">
            <table:table-cell table:style-name="Tabella5.A2" office:value-type="string">
              <text:p text:style-name="MP9"/>
            </table:table-cell>
            <table:table-cell table:style-name="Tabella5.B2" office:value-type="string">
              <text:p text:style-name="MP6">tel.019-8310291/294/671/363/364</text:p>
              <text:p text:style-name="MP6">telefax 019-8310356</text:p>
            </table:table-cell>
            <table:table-cell table:style-name="Tabella5.B2" office:value-type="string">
              <text:p text:style-name="MP6">Ufficio per visione atti:</text:p>
              <text:p text:style-name="MP6">Orario:</text:p>
            </table:table-cell>
            <table:table-cell table:style-name="Tabella5.D2" office:value-type="string">
              <text:p text:style-name="MP6">Servizio Edilizia Privata </text:p>
              <text:p text:style-name="MP6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6"><text:database-display text:table-name="" text:table-type="table" text:column-name="DATA_PRATICA">«DATA_PRATICA»</text:database-display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5:24:12.955000000</meta:creation-date>
    <dc:date>2014-04-18T15:56:59.595000000</dc:date>
    <meta:print-date>1998-11-10T10:48:00</meta:print-date>
    <meta:editing-cycles>9</meta:editing-cycles>
    <meta:editing-duration>PT16M</meta:editing-duration>
    <meta:generator>LibreOffice/4.1.4.2$Windows_x86 LibreOffice_project/0a0440ccc0227ad9829de5f46be37cfb6edcf72</meta:generator>
    <meta:document-statistic meta:table-count="5" meta:image-count="0" meta:object-count="1" meta:page-count="1" meta:paragraph-count="49" meta:word-count="220" meta:character-count="2124" meta:non-whitespace-character-count="1702"/>
  </office:meta>
</office:document-meta>
</file>